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cd16" officeooo:paragraph-rsid="0017cd1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7cd16" officeooo:paragraph-rsid="0017cd1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entarios de mejora</text:p>
      <text:p text:style-name="P1"/>
      <text:p text:style-name="P2">El primer comentario que quiero realizar es que el ejercicio en general se podría ajustar más al desarrollo que hice en el módulo anterior con figma.</text:p>
      <text:p text:style-name="P2"/>
      <text:p text:style-name="P2">Una vez dicho esto, destaco los siguientes puntos:</text:p>
      <text:p text:style-name="P2"/>
      <text:p text:style-name="P2">- La maquetación es mejorable. Se puede dar más estilo al código en general para que quede un trabajo más profesional.</text:p>
      <text:p text:style-name="P2"/>
      <text:p text:style-name="P2">- La animación realizable es mejorable, además creo que se podrían añadir más animaciones.</text:p>
      <text:p text:style-name="P2"/>
      <text:p text:style-name="P2">- Modularizar más el código.</text:p>
      <text:p text:style-name="P2"/>
      <text:p text:style-name="P2">- Mejor tratamiento y aprovechamiento de las ventajas de svg.</text:p>
      <text:p text:style-name="P2"/>
      <text:p text:style-name="P2">- Accesibilidad del código y en general todo lo relacionado con el tema 10. Quizás se podría transformar a un PWA.</text:p>
      <text:p text:style-name="P2"/>
      <text:p text:style-name="P2">- Poner una parte back que gestione mejor los recursos web.</text:p>
      <text:p text:style-name="P2"/>
      <text:p text:style-name="P2">- Realizarlo en un esquema de microservicios con disponibilización API RES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16:49.358000000</meta:creation-date>
    <dc:date>2020-11-14T17:23:43.884000000</dc:date>
    <meta:editing-duration>PT6M55S</meta:editing-duration>
    <meta:editing-cycles>1</meta:editing-cycles>
    <meta:document-statistic meta:table-count="0" meta:image-count="0" meta:object-count="0" meta:page-count="1" meta:paragraph-count="10" meta:word-count="130" meta:character-count="767" meta:non-whitespace-character-count="646"/>
    <meta:generator>LibreOffice/6.3.4.2$Windows_X86_64 LibreOffice_project/60da17e045e08f1793c57c00ba83cdfce946d0aa</meta:generator>
  </office:meta>
</office:document-meta>
</file>